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Objet_20_sans_20_remplissage_20_et_20_sans_20_ligne">
      <style:graphic-properties draw:textarea-vertical-align="middle" draw:ole-draw-aspect="1" style:protect="size"/>
    </style:style>
    <style:style style:name="gr7" style:family="graphic" style:parent-style-name="standard">
      <style:graphic-properties svg:stroke-color="#000000" draw:fill="solid" draw:fill-color="#000000" draw:opacity="10%" draw:textarea-horizontal-align="justify" draw:textarea-vertical-align="middle" draw:auto-grow-height="false" draw:shadow-opacity="10%"/>
    </style:style>
    <style:style style:name="gr8" style:family="graphic" style:parent-style-name="standard">
      <style:graphic-properties draw:stroke="dash" draw:stroke-dash="Ultrafine_20_Dashed" svg:stroke-color="#000000" draw:fill="none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10cm" svg:y1="13.9cm" svg:x2="15cm" svg:y2="15.1cm">
          <text:p/>
        </draw:line>
        <draw:line draw:style-name="gr1" draw:text-style-name="P1" draw:layer="layout" svg:x1="10cm" svg:y1="13.9cm" svg:x2="10cm" svg:y2="8.8cm">
          <text:p/>
        </draw:line>
        <draw:line draw:style-name="gr1" draw:text-style-name="P1" draw:layer="layout" svg:x1="10cm" svg:y1="13.9cm" svg:x2="7.8cm" svg:y2="15.6cm">
          <text:p/>
        </draw:line>
        <draw:line draw:style-name="gr2" draw:text-style-name="P1" draw:layer="layout" svg:x1="10cm" svg:y1="13.9cm" svg:x2="11.8cm" svg:y2="11.4cm">
          <text:p/>
        </draw:line>
        <draw:line draw:style-name="gr2" draw:text-style-name="P1" draw:layer="layout" svg:x1="10cm" svg:y1="13.9cm" svg:x2="11.8cm" svg:y2="15.7cm">
          <text:p/>
        </draw:line>
        <draw:line draw:style-name="gr2" draw:text-style-name="P1" draw:layer="layout" svg:x1="11.8cm" svg:y1="11.4cm" svg:x2="11.8cm" svg:y2="15.7cm">
          <text:p/>
        </draw:line>
        <draw:line draw:style-name="gr3" draw:text-style-name="P1" draw:layer="layout" svg:x1="11.8cm" svg:y1="15.7cm" svg:x2="8.9cm" svg:y2="14.8cm">
          <text:p/>
        </draw:line>
        <draw:line draw:style-name="gr3" draw:text-style-name="P1" draw:layer="layout" svg:x1="11.8cm" svg:y1="15.7cm" svg:x2="12.8cm" svg:y2="14.6cm">
          <text:p/>
        </draw:line>
        <draw:line draw:style-name="gr3" draw:text-style-name="P1" draw:layer="layout" svg:x1="11.8cm" svg:y1="11.4cm" svg:x2="10cm" svg:y2="9.9cm">
          <text:p/>
        </draw:line>
        <draw:ellipse draw:style-name="gr4" draw:text-style-name="P1" draw:layer="layout" svg:width="1.136cm" svg:height="0.578cm" svg:x="9.364cm" svg:y="14.122cm" draw:kind="arc" draw:start-angle="200.44" draw:end-angle="2.12">
          <text:p/>
        </draw:ellipse>
        <draw:line draw:style-name="gr5" draw:text-style-name="P1" draw:layer="layout" svg:x1="10cm" svg:y1="13.9cm" svg:x2="11.2cm" svg:y2="14.2cm">
          <text:p/>
        </draw:line>
        <draw:line draw:style-name="gr5" draw:text-style-name="P1" draw:layer="layout" svg:x1="10cm" svg:y1="13.9cm" svg:x2="9.1cm" svg:y2="14.6cm">
          <text:p/>
        </draw:line>
        <draw:line draw:style-name="gr5" draw:text-style-name="P1" draw:layer="layout" svg:x1="10cm" svg:y1="13.9cm" svg:x2="10cm" svg:y2="12.7cm">
          <text:p/>
        </draw:line>
        <draw:line draw:style-name="gr5" draw:text-style-name="P1" draw:layer="layout" svg:x1="11.8cm" svg:y1="11.4cm" svg:x2="12.7cm" svg:y2="12.3cm">
          <text:p/>
        </draw:line>
        <draw:line draw:style-name="gr5" draw:text-style-name="P1" draw:layer="layout" svg:x1="11.8cm" svg:y1="11.4cm" svg:x2="13.2cm" svg:y2="11.3cm">
          <text:p/>
        </draw:line>
        <draw:frame draw:style-name="gr6" draw:text-style-name="P1" draw:layer="layout" svg:width="0.556cm" svg:height="0.543cm" svg:x="8.8cm" svg:y="13.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" draw:layer="layout" svg:width="0.563cm" svg:height="0.543cm" svg:x="10.4cm" svg:y="13.4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" draw:layer="layout" svg:width="0.541cm" svg:height="0.543cm" svg:x="9.4cm" svg:y="12.9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" draw:layer="layout" svg:width="0.53cm" svg:height="0.543cm" svg:x="11.97cm" svg:y="12.35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1" draw:layer="layout" svg:width="0.546cm" svg:height="0.483cm" svg:x="12.9cm" svg:y="10.61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1" draw:layer="layout" svg:width="0.594cm" svg:height="0.483cm" svg:x="11.401cm" svg:y="15.70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" draw:layer="layout" svg:width="0.648cm" svg:height="0.483cm" svg:x="11.201cm" svg:y="11.50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" draw:layer="layout" svg:width="0.42cm" svg:height="0.483cm" svg:x="11.897cm" svg:y="13.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1" draw:layer="layout" svg:width="0.424cm" svg:height="0.327cm" svg:x="10.076cm" svg:y="14.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" draw:layer="layout" svg:width="0.522cm" svg:height="0.483cm" svg:x="9.401cm" svg:y="13.70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7" draw:text-style-name="P1" draw:layer="layout" svg:width="12.6cm" svg:height="11.1cm" svg:x="3.6cm" svg:y="6.7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0.403cm" svg:height="0.483cm" svg:x="10.816cm" svg:y="10.21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8" draw:text-style-name="P1" draw:layer="layout" svg:width="12.6cm" svg:height="2.8cm" svg:x="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2.6cm" svg:height="2.8cm" svg:x="3.6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naud Bonneuil</meta:initial-creator>
    <meta:creation-date>2015-08-30T17:13:03.618000000</meta:creation-date>
    <dc:date>2018-04-30T21:21:16.112000000</dc:date>
    <dc:creator>Arnaud Bonneuil</dc:creator>
    <meta:editing-duration>P0D</meta:editing-duration>
    <meta:editing-cycles>2</meta:editing-cycles>
    <meta:generator>LibreOffice/4.1.4.2$Windows_x86 LibreOffice_project/0a0440ccc0227ad9829de5f46be37cfb6edcf72</meta:generator>
    <meta:document-statistic meta:object-count="29"/>
  </office:meta>
</office:document-meta>
</file>

<file path=Object 1/content.xml><?xml version="1.0" encoding="utf-8"?>
<math xmlns="http://www.w3.org/1998/Math/MathML">
  <semantics>
    <mrow>
      <mover accent="true">
        <mrow>
          <msub>
            <mi>e</mi>
            <mi>x</mi>
          </msub>
        </mrow>
        <mo stretchy="false">⃗</mo>
      </mover>
    </mrow>
    <annotation encoding="StarMath 5.0">widevec {e_x} </annotation>
  </semantics>
</math>
</file>

<file path=Object 10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12/content.xml><?xml version="1.0" encoding="utf-8"?>
<math xmlns="http://www.w3.org/1998/Math/MathML">
  <semantics>
    <mrow>
      <mi>O</mi>
    </mrow>
    <annotation encoding="StarMath 5.0">O</annotation>
  </semantics>
</math>
</file>

<file path=Object 2/content.xml><?xml version="1.0" encoding="utf-8"?>
<math xmlns="http://www.w3.org/1998/Math/MathML">
  <semantics>
    <mrow>
      <mover accent="true">
        <mrow>
          <msub>
            <mi>e</mi>
            <mi>y</mi>
          </msub>
        </mrow>
        <mo stretchy="false">⃗</mo>
      </mover>
    </mrow>
    <annotation encoding="StarMath 5.0">widevec {e_y} </annotation>
  </semantics>
</math>
</file>

<file path=Object 3/content.xml><?xml version="1.0" encoding="utf-8"?>
<math xmlns="http://www.w3.org/1998/Math/MathML">
  <semantics>
    <mrow>
      <mover accent="true">
        <mrow>
          <msub>
            <mi>e</mi>
            <mi>z</mi>
          </msub>
        </mrow>
        <mo stretchy="false">⃗</mo>
      </mover>
    </mrow>
    <annotation encoding="StarMath 5.0">widevec {e_z} </annotation>
  </semantics>
</math>
</file>

<file path=Object 4/content.xml><?xml version="1.0" encoding="utf-8"?>
<math xmlns="http://www.w3.org/1998/Math/MathML">
  <semantics>
    <mrow>
      <mover accent="true">
        <mrow>
          <msub>
            <mi>e</mi>
            <mi>r</mi>
          </msub>
        </mrow>
        <mo stretchy="false">⃗</mo>
      </mover>
    </mrow>
    <annotation encoding="StarMath 5.0">widevec {e_r} </annotation>
  </semantics>
</math>
</file>

<file path=Object 5/content.xml><?xml version="1.0" encoding="utf-8"?>
<math xmlns="http://www.w3.org/1998/Math/MathML">
  <semantics>
    <mrow>
      <mi>r</mi>
    </mrow>
    <annotation encoding="StarMath 5.0">r</annotation>
  </semantics>
</math>
</file>

<file path=Object 6/content.xml><?xml version="1.0" encoding="utf-8"?>
<math xmlns="http://www.w3.org/1998/Math/MathML">
  <semantics>
    <mrow>
      <mover accent="true">
        <mrow>
          <msub>
            <mi>e</mi>
            <mo stretchy="false">θ</mo>
          </msub>
        </mrow>
        <mo stretchy="false">⃗</mo>
      </mover>
    </mrow>
    <annotation encoding="StarMath 5.0">widevec {e_%theta} </annotation>
  </semantics>
</math>
</file>

<file path=Object 7/content.xml><?xml version="1.0" encoding="utf-8"?>
<math xmlns="http://www.w3.org/1998/Math/MathML">
  <semantics>
    <mrow>
      <mi>H</mi>
    </mrow>
    <annotation encoding="StarMath 5.0">H</annotation>
  </semantics>
</math>
</file>

<file path=Object 8/content.xml><?xml version="1.0" encoding="utf-8"?>
<math xmlns="http://www.w3.org/1998/Math/MathML">
  <semantics>
    <mrow>
      <mi>M</mi>
    </mrow>
    <annotation encoding="StarMath 5.0">M</annotation>
  </semantics>
</math>
</file>

<file path=Object 9/content.xml><?xml version="1.0" encoding="utf-8"?>
<math xmlns="http://www.w3.org/1998/Math/MathML">
  <semantics>
    <mrow>
      <mi>z</mi>
    </mrow>
    <annotation encoding="StarMath 5.0">z</annotation>
  </semantics>
</math>
</file>